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1ed" officeooo:paragraph-rsid="000711ed"/>
    </style:style>
    <style:style style:name="P2" style:family="paragraph" style:parent-style-name="Standard">
      <style:text-properties officeooo:rsid="000711ed" officeooo:paragraph-rsid="00089397"/>
    </style:style>
    <style:style style:name="P3" style:family="paragraph" style:parent-style-name="Standard">
      <style:text-properties officeooo:rsid="000711ed" officeooo:paragraph-rsid="000c9be0"/>
    </style:style>
    <style:style style:name="P4" style:family="paragraph" style:parent-style-name="Standard">
      <style:text-properties officeooo:rsid="000711ed" officeooo:paragraph-rsid="000f4100"/>
    </style:style>
    <style:style style:name="P5" style:family="paragraph" style:parent-style-name="Standard">
      <style:text-properties officeooo:rsid="000711ed" officeooo:paragraph-rsid="00129c73"/>
    </style:style>
    <style:style style:name="P6" style:family="paragraph" style:parent-style-name="Standard">
      <style:text-properties fo:font-weight="bold" officeooo:rsid="000711ed" officeooo:paragraph-rsid="000711ed" style:font-weight-asian="bold" style:font-weight-complex="bold"/>
    </style:style>
    <style:style style:name="P7" style:family="paragraph" style:parent-style-name="Standard">
      <style:text-properties fo:font-weight="bold" officeooo:rsid="000711ed" officeooo:paragraph-rsid="00089397" style:font-weight-asian="bold" style:font-weight-complex="bold"/>
    </style:style>
    <style:style style:name="P8" style:family="paragraph" style:parent-style-name="Standard">
      <style:text-properties fo:font-weight="bold" officeooo:rsid="000711ed" officeooo:paragraph-rsid="000c9be0" style:font-weight-asian="bold" style:font-weight-complex="bold"/>
    </style:style>
    <style:style style:name="P9" style:family="paragraph" style:parent-style-name="Standard">
      <style:text-properties fo:font-weight="bold" officeooo:rsid="000711ed" officeooo:paragraph-rsid="00129c73" style:font-weight-asian="bold" style:font-weight-complex="bold"/>
    </style:style>
    <style:style style:name="P10" style:family="paragraph" style:parent-style-name="Standard">
      <style:text-properties fo:font-weight="bold" officeooo:rsid="000aab8c" officeooo:paragraph-rsid="000aab8c" style:font-weight-asian="bold" style:font-weight-complex="bold"/>
    </style:style>
    <style:style style:name="P11" style:family="paragraph" style:parent-style-name="Standard">
      <style:text-properties fo:font-weight="bold" officeooo:rsid="000aab8c" officeooo:paragraph-rsid="00129c73" style:font-weight-asian="bold" style:font-weight-complex="bold"/>
    </style:style>
    <style:style style:name="P12" style:family="paragraph" style:parent-style-name="Standard">
      <style:text-properties fo:font-weight="bold" officeooo:rsid="000f4100" officeooo:paragraph-rsid="000f4100" style:font-weight-asian="bold" style:font-weight-complex="bold"/>
    </style:style>
    <style:style style:name="P13" style:family="paragraph" style:parent-style-name="Standard">
      <style:text-properties fo:font-weight="bold" officeooo:rsid="00129c73" officeooo:paragraph-rsid="00129c73" style:font-weight-asian="bold" style:font-weight-complex="bold"/>
    </style:style>
    <style:style style:name="P14" style:family="paragraph" style:parent-style-name="Standard">
      <style:text-properties fo:font-weight="bold" officeooo:rsid="00146d12" officeooo:paragraph-rsid="00146d12" style:font-weight-asian="bold" style:font-weight-complex="bold"/>
    </style:style>
    <style:style style:name="P15" style:family="paragraph" style:parent-style-name="Standard">
      <style:text-properties fo:font-weight="normal" officeooo:rsid="000f4100" officeooo:paragraph-rsid="000f4100" style:font-weight-asian="normal" style:font-weight-complex="normal"/>
    </style:style>
    <style:style style:name="P16" style:family="paragraph" style:parent-style-name="Standard">
      <style:text-properties officeooo:rsid="000965b8" officeooo:paragraph-rsid="000965b8"/>
    </style:style>
    <style:style style:name="P17" style:family="paragraph" style:parent-style-name="Standard">
      <style:text-properties officeooo:rsid="000aab8c" officeooo:paragraph-rsid="000aab8c"/>
    </style:style>
    <style:style style:name="P18" style:family="paragraph" style:parent-style-name="Standard">
      <style:text-properties officeooo:rsid="000c9be0" officeooo:paragraph-rsid="000c9be0"/>
    </style:style>
    <style:style style:name="P19" style:family="paragraph" style:parent-style-name="Standard">
      <style:text-properties officeooo:paragraph-rsid="000c9be0"/>
    </style:style>
    <style:style style:name="P20" style:family="paragraph" style:parent-style-name="Standard">
      <style:text-properties fo:font-size="14pt" officeooo:paragraph-rsid="000c9be0" style:font-size-asian="14pt" style:font-size-complex="14pt"/>
    </style:style>
    <style:style style:name="P21" style:family="paragraph" style:parent-style-name="Standard">
      <style:text-properties fo:font-size="14pt" fo:font-weight="bold" officeooo:rsid="000711ed" officeooo:paragraph-rsid="000711ed" style:font-size-asian="14pt" style:font-weight-asian="bold" style:font-size-complex="14pt" style:font-weight-complex="bold"/>
    </style:style>
    <style:style style:name="P22" style:family="paragraph" style:parent-style-name="Standard">
      <style:text-properties officeooo:rsid="000d01c1" officeooo:paragraph-rsid="000d01c1"/>
    </style:style>
    <style:style style:name="P23" style:family="paragraph" style:parent-style-name="Standard">
      <style:text-properties officeooo:rsid="000d01c1" officeooo:paragraph-rsid="000f4100"/>
    </style:style>
    <style:style style:name="P24" style:family="paragraph" style:parent-style-name="Standard">
      <style:text-properties style:font-name="sans-serif" fo:font-size="15.75pt"/>
    </style:style>
    <style:style style:name="P25" style:family="paragraph" style:parent-style-name="Standard">
      <style:text-properties style:font-name="sans-serif" fo:font-size="15.75pt" officeooo:rsid="000711ed" officeooo:paragraph-rsid="000711ed"/>
    </style:style>
    <style:style style:name="P26" style:family="paragraph" style:parent-style-name="Standard">
      <style:text-properties officeooo:rsid="000faf3a" officeooo:paragraph-rsid="000faf3a"/>
    </style:style>
    <style:style style:name="P27" style:family="paragraph" style:parent-style-name="Standard">
      <style:text-properties officeooo:rsid="000fcbf0" officeooo:paragraph-rsid="000fcbf0"/>
    </style:style>
    <style:style style:name="P28" style:family="paragraph" style:parent-style-name="Standard">
      <style:text-properties fo:color="#800000" officeooo:rsid="000711ed" officeooo:paragraph-rsid="000711ed"/>
    </style:style>
    <style:style style:name="P29" style:family="paragraph" style:parent-style-name="Standard">
      <style:text-properties fo:color="#800000" fo:font-weight="bold" officeooo:rsid="000711ed" officeooo:paragraph-rsid="00089397" style:font-weight-asian="bold" style:font-weight-complex="bold"/>
    </style:style>
    <style:style style:name="P30" style:family="paragraph" style:parent-style-name="Standard">
      <style:text-properties officeooo:rsid="001163fb" officeooo:paragraph-rsid="001163fb"/>
    </style:style>
    <style:style style:name="P31" style:family="paragraph" style:parent-style-name="Standard">
      <style:text-properties officeooo:rsid="00129c73" officeooo:paragraph-rsid="00129c73"/>
    </style:style>
    <style:style style:name="P32" style:family="paragraph" style:parent-style-name="Standard">
      <style:text-properties officeooo:rsid="00146d12" officeooo:paragraph-rsid="00146d12"/>
    </style:style>
    <style:style style:name="P33" style:family="paragraph" style:parent-style-name="Standard">
      <style:text-properties officeooo:paragraph-rsid="00146d12"/>
    </style:style>
    <style:style style:name="T1" style:family="text">
      <style:text-properties officeooo:rsid="000711ed"/>
    </style:style>
    <style:style style:name="T2" style:family="text">
      <style:text-properties fo:font-weight="bold" officeooo:rsid="00089397" style:font-weight-asian="bold" style:font-weight-complex="bold"/>
    </style:style>
    <style:style style:name="T3" style:family="text">
      <style:text-properties fo:font-weight="bold" officeooo:rsid="000711ed" style:font-weight-asian="bold" style:font-weight-complex="bold"/>
    </style:style>
    <style:style style:name="T4" style:family="text">
      <style:text-properties fo:font-weight="bold" officeooo:rsid="000aab8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9397" style:font-weight-asian="normal" style:font-weight-complex="normal"/>
    </style:style>
    <style:style style:name="T7" style:family="text">
      <style:text-properties fo:font-weight="normal" officeooo:rsid="000aab8c" style:font-weight-asian="normal" style:font-weight-complex="normal"/>
    </style:style>
    <style:style style:name="T8" style:family="text">
      <style:text-properties fo:font-weight="normal" officeooo:rsid="000711ed" style:font-weight-asian="normal" style:font-weight-complex="normal"/>
    </style:style>
    <style:style style:name="T9" style:family="text">
      <style:text-properties fo:font-weight="normal" officeooo:rsid="00146d12" style:font-weight-asian="normal" style:font-weight-complex="normal"/>
    </style:style>
    <style:style style:name="T10" style:family="text">
      <style:text-properties officeooo:rsid="000aab8c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officeooo:rsid="00089397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29c73" style:font-size-asian="14pt" style:font-weight-asian="normal" style:font-size-complex="14pt" style:font-weight-complex="normal"/>
    </style:style>
    <style:style style:name="T14" style:family="text">
      <style:text-properties officeooo:rsid="000f4100"/>
    </style:style>
    <style:style style:name="T15" style:family="text">
      <style:text-properties officeooo:rsid="001788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actical 1: Basic genome analysis</text:p>
      <text:p text:style-name="P24"/>
      <text:p text:style-name="P1"/>
      <text:p text:style-name="P1">OBJECTIVES </text:p>
      <text:p text:style-name="P30">+46733702514</text:p>
      <text:p text:style-name="P1"/>
      <text:p text:style-name="P1">● Write report </text:p>
      <text:p text:style-name="P1"/>
      <text:p text:style-name="P1"/>
      <text:p text:style-name="P1">● Learn and compare algorithms </text:p>
      <text:p text:style-name="P28">1. Familiarize yourself with BLAST and HMMER algorithms (see in papers)</text:p>
      <text:p text:style-name="P29">2. Compare BLAST to HMMER, where do the methods overlap and where are they </text:p>
      <text:p text:style-name="P29">unique. What are advantages of each? <text:s/></text:p>
      <text:p text:style-name="P6"/>
      <text:p text:style-name="P4"><text:span text:style-name="T11">BLAST </text:span></text:p>
      <text:p text:style-name="P31"><text:span text:style-name="T11">for searching Sequence homology</text:span></text:p>
      <text:p text:style-name="P5"><text:span text:style-name="T12">Local search with fast k-tuple heuristic (Basic Local Alignment Search Tool) </text:span><text:span text:style-name="T13">for protein and nucleotide</text:span></text:p>
      <text:p text:style-name="P4"><text:span text:style-name="T2">uses the </text:span><text:span text:style-name="T6">H</text:span><text:span text:style-name="T5">euristic </text:span><text:span text:style-name="T6">problem solving </text:span><text:span text:style-name="T5">technique which looks for a solution which is good enough but not the most </text:span><text:span text:style-name="T7">optimal</text:span><text:span text:style-name="T5"> solution. </text:span></text:p>
      <text:p text:style-name="P3"><text:span text:style-name="T5">It does this by trading accuracy for speed through using words instead of single residues together with Smith-Waterma</text:span><text:span text:style-name="T6">n.</text:span></text:p>
      <text:p text:style-name="P33"><text:span text:style-name="T6">W</text:span><text:span text:style-name="T9">ord -</text:span><text:span text:style-name="T5"> “local alignments between sequences by finding short matches and from these initial matches (local) alignments are created"</text:span></text:p>
      <text:p text:style-name="P3"><text:span text:style-name="T6"/></text:p>
      <text:p text:style-name="P17"><text:span text:style-name="T6">H</text:span><text:span text:style-name="T5">igh-scoring Segment Pairs</text:span></text:p>
      <text:p text:style-name="P18"><text:span text:style-name="T5">neighbourhood score compared to the user-defined Threshold</text:span></text:p>
      <text:p text:style-name="P17"><text:span text:style-name="T5">estimates the <text:s/></text:span><text:span text:style-name="T8">Smith-Waterma</text:span><text:span text:style-name="T6">n</text:span></text:p>
      <text:p text:style-name="P17"><text:span text:style-name="T6"/></text:p>
      <text:p text:style-name="P17"><text:span text:style-name="T6">BLASTS and statistics</text:span></text:p>
      <text:p text:style-name="P1"><text:span text:style-name="T6"/></text:p>
      <text:p text:style-name="P10">Advantages:</text:p>
      <text:p text:style-name="P10"/>
      <text:p text:style-name="P19"><text:span text:style-name="T4">Good speed and relatively good accuracy and sensitivity</text:span></text:p>
      <text:p text:style-name="P19"><text:span text:style-name="T4"/></text:p>
      <text:p text:style-name="P20"><text:span text:style-name="T3">HMMER</text:span></text:p>
      <text:p text:style-name="P1"/>
      <text:p text:style-name="P16"><text:span text:style-name="T10">-Make use of Machine learning with a</text:span> Hidden <text:span text:style-name="T10">Markov</text:span> model <text:span text:style-name="T10">which is probabilistic model to create profiles of consensus</text:span></text:p>
      <text:p text:style-name="P13">- For making sequence alignments and for searching of sequence homologs</text:p>
      <text:p text:style-name="P11">- Local and global search with profile Hidden Markov models, more sensitive than PSI-BLAST</text:p>
      <text:p text:style-name="P9"><text:span text:style-name="T13">-for protein and nucleotide</text:span></text:p>
      <text:p text:style-name="P10">Advantages:</text:p>
      <text:p text:style-name="P14">Detects remote homologs</text:p>
      <text:p text:style-name="P1"/>
      <text:p text:style-name="P26">Similarities:</text:p>
      <text:p text:style-name="P26"/>
      <text:p text:style-name="P26"><text:soft-page-break/>Make use of a Profile-specific scoring matrix(PSSM)</text:p>
      <text:p text:style-name="P31"><text:span text:style-name="T11">for searching Sequence homology</text:span></text:p>
      <text:p text:style-name="P1"/>
      <text:p text:style-name="P1"/>
      <text:p text:style-name="P1"/>
      <text:p text:style-name="P1"/>
      <text:p text:style-name="P6">Steps to check for student understanding </text:p>
      <text:p text:style-name="P6"/>
      <text:p text:style-name="P6">1. What is the difference between Needleman-Wunsch and Smith-Waterman </text:p>
      <text:p text:style-name="P7">algorithms? Why- what are advantages of each? </text:p>
      <text:p text:style-name="P2"/>
      <text:p text:style-name="P2"><text:span text:style-name="T14">Both are </text:span>Dynamic programming - Needleman-Wunsch and Smith-Waterman Long processing times , need parallel computer processors or supercomputers</text:p>
      <text:p text:style-name="P8">Needleman-Wunsch <text:span text:style-name="T14">(is not einhorn! Fickle is Einhorn)</text:span></text:p>
      <text:p text:style-name="P8"/>
      <text:p text:style-name="P15">A global alignment and optimal matching technique</text:p>
      <text:p text:style-name="P12"/>
      <text:p text:style-name="P8">Why- what are advantages of each? </text:p>
      <text:p text:style-name="P8"/>
      <text:p text:style-name="P8"/>
      <text:p text:style-name="P8">Smith-Waterman algorithms? </text:p>
      <text:p text:style-name="P15">Local alignment techniques</text:p>
      <text:p text:style-name="P8"/>
      <text:p text:style-name="P8">Why- what are advantages of each? </text:p>
      <text:p text:style-name="P2"/>
      <text:p text:style-name="P1"/>
      <text:p text:style-name="P6">2. Is BLAST different from Smith-Waterman algorithm? In what ways?</text:p>
      <text:p text:style-name="P3"><text:span text:style-name="T5"/></text:p>
      <text:p text:style-name="P3"><text:span text:style-name="T5">-It does this by trading accuracy for speed through using words instead of single residues together with Smith-Waterma</text:span><text:span text:style-name="T6">n.</text:span></text:p>
      <text:p text:style-name="P3"><text:span text:style-name="T9"/></text:p>
      <text:p text:style-name="P3"><text:span text:style-name="T9">-N</text:span><text:span text:style-name="T6">ot be the best possible results, as it will not provide you with all the hits within the database. BLAST misses hard to find matches.</text:span></text:p>
      <text:p text:style-name="P3"><text:span text:style-name="T6"/></text:p>
      <text:p text:style-name="P1"/>
      <text:p text:style-name="P6">3. What is the Viterbi algorithm ?</text:p>
      <text:p text:style-name="P23">A dynamic programing algorithm which <text:span text:style-name="T15">maximizing</text:span> the probability essential <text:span text:style-name="T15">combining</text:span> <text:span text:style-name="T1">Needleman-Wunsch</text:span> and HMM</text:p>
      <text:p text:style-name="P22"/>
      <text:p text:style-name="P22"/>
      <text:p text:style-name="P6">4. How do these methods compare in speed ?</text:p>
      <text:p text:style-name="P27">Blast is fastest</text:p>
      <text:p text:style-name="P32">Smith-Waterman is slow</text:p>
      <text:p text:style-name="P1"/>
      <text:p text:style-name="P1"/>
      <text:p text:style-name="P6">● Perform exercise understanding general rules of use and applicability <text:s/></text:p>
      <text:p text:style-name="P1"/>
      <text:p text:style-name="P21">3. Characterize your genomes with BLAST using NCBI website </text:p>
      <text:p text:style-name="P21"><text:soft-page-break/>https://blast.ncbi.nlm.nih.gov/ </text:p>
      <text:p text:style-name="P6"/>
      <text:p text:style-name="P6">a. What organisms genome belongs to? </text:p>
      <text:p text:style-name="P6">b. How do the genomes differ (size, kingdom, number of genes )? </text:p>
      <text:p text:style-name="P6">c. Does anything interesting stand out? </text:p>
      <text:p text:style-name="P6">d. Why aren’t we asking you to run HMMER in parallel?</text:p>
      <text:p text:style-name="P27">It would take too long for whole genome sequence comparasion</text:p>
      <text:p text:style-name="P16"/>
      <text:p text:style-name="P16"/>
      <text:p text:style-name="P16"/>
      <text:p text:style-name="P16"/>
      <text:p text:style-name="P16">Reference</text:p>
      <text:p text:style-name="P16"/>
      <text:p text:style-name="P16">Lobo, I. (2008) Basic Local Alignment Search Tool (BLAST). Nature Education 1(1):215 </text:p>
      <text:p text:style-name="P16"><text:a xlink:type="simple" xlink:href="https://www.nature.com/scitable/topicpage/basic-local-alignment-search-tool-blast-29096" text:style-name="Internet_20_link" text:visited-style-name="Visited_20_Internet_20_Link">https://www.nature.com/scitable/topicpage/basic-local-alignment-search-tool-blast-29096</text:a></text:p>
      <text:p text:style-name="P16"/>
      <text:p text:style-name="P16">What is a hidden Markov model? (2004) - Sean R Eddy. <text:a xlink:type="simple" xlink:href="http://www.nature.com/nbt/journal/v22/n10/abs/nbt1004-1315.html" text:style-name="Internet_20_link" text:visited-style-name="Visited_20_Internet_20_Link">http://www.nature.com/nbt/journal/v22/n10/abs/nbt1004-1315.htm</text:a>l</text:p>
      <text:p text:style-name="P16"/>
      <text:p text:style-name="P16"><text:a xlink:type="simple" xlink:href="https://en.wikipedia.org/wiki/BLAST#Process" text:style-name="Internet_20_link" text:visited-style-name="Visited_20_Internet_20_Link">https://en.wikipedia.org/wiki/BLAST#Process</text:a></text:p>
      <text:p text:style-name="P16"/>
      <text:p text:style-name="P16"><text:a xlink:type="simple" xlink:href="https://en.wikipedia.org/wiki/Heuristic_(computer_science" text:style-name="Internet_20_link" text:visited-style-name="Visited_20_Internet_20_Link">https://en.wikipedia.org/wiki/Heuristic_(computer_science</text:a>)</text:p>
      <text:p text:style-name="P1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3:56:38.367554009</meta:creation-date>
    <dc:date>2017-05-02T16:33:27.077024696</dc:date>
    <meta:editing-duration>PT5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466" meta:character-count="3323" meta:non-whitespace-character-count="2896"/>
  </office:meta>
</office:document-meta>
</file>